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7.91104166666667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22791666666667cm"/>
    </style:style>
    <style:style style:name="co6" style:family="table-column">
      <style:table-column-properties fo:break-before="auto" style:column-width="7.40833333333333cm"/>
    </style:style>
    <style:style style:name="co7" style:family="table-column">
      <style:table-column-properties fo:break-before="auto" style:column-width="14.419791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1.5pt" style:use-optimal-row-height="true" fo:break-before="auto"/>
    </style:style>
    <style:style style:name="ro12" style:family="table-row">
      <style:table-row-properties style:row-height="35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Alotriomórfica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Medi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Gris verdoso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25" table:style-name="ce10">
            <text:p>2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Esfalerita <text:s/>50%</text:p>
          </table:table-cell>
          <table:table-cell office:value-type="string" table:style-name="ce12">
            <text:p>Galena 20%</text:p>
          </table:table-cell>
          <table:table-cell office:value-type="string" table:style-name="ce12">
            <text:p>Pirita 5%</text:p>
          </table:table-cell>
          <table:table-cell table:number-columns-repeated="16380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3">
            <text:p>Tetrahedrita-Tennant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4">
            <text:p>(Cu,Fe)<text:span text:style-name="T2">12</text:span>Sb<text:span text:style-name="T2">4</text:span>S<text:span text:style-name="T2">13</text:span>-(Cu,Fe)<text:span text:style-name="T2">12</text:span>As<text:span text:style-name="T2">4</text:span>S<text:span text:style-name="T2">13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7">
            <text:p>Puede ser visible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Media (30-30.5%)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Coloración</text:p>
          </table:table-cell>
          <table:table-cell office:value-type="string" table:style-name="ce7">
            <text:p>Blanco grisáceo a blanco-gris verdoso. La tonalidad verdosa es más típica de la tennanti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Media: ~calcopirita, &gt;digenita, &lt;esfalerita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Isótropo</text:p>
          </table:table-cell>
          <table:table-cell table:number-columns-repeated="16382"/>
        </table:table-row>
        <table:table-row table:style-name="ro1">
          <table:table-cell office:value-type="string" table:style-name="ce9">
            <text:p>Colores de interferencia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Rojas marrones, frecuentes en la tennantita y las rojizas, raras en la tetraedri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Minerales associados</text:p>
          </table:table-cell>
          <table:table-cell office:value-type="string" table:style-name="ce7">
            <text:p>Minerales de Ag, bornita, bournonita, brannerita, calaverita, calcopirita, minerales de Co-Ni, covellita, delafossita, entre otros</text:p>
          </table:table-cell>
          <table:table-cell table:number-columns-repeated="16382"/>
        </table:table-row>
        <table:table-row table:number-rows-repeated="3" table:style-name="ro1">
          <table:table-cell table:style-name="ce15"/>
          <table:table-cell table:style-name="ce16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5:13Z</dc:date>
    <meta:editing-cycles>3</meta:editing-cycles>
    <meta:editing-duration>PT1452S</meta:editing-duration>
  </office:meta>
</office:document-meta>
</file>